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687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208.62" calcext:value-type="float">
            <text:p>208.62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73 kWh</text:p>
          </table:table-cell>
          <table:table-cell office:value-type="float" office:value="339.55" calcext:value-type="float">
            <text:p>339.55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79.35" calcext:value-type="float">
            <text:p>-179.35</text:p>
          </table:table-cell>
          <table:table-cell office:value-type="string" calcext:value-type="string">
            <text:p>T-0</text:p>
          </table:table-cell>
          <table:table-cell office:value-type="float" office:value="408.93" calcext:value-type="float">
            <text:p>408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6 kWh</text:p>
          </table:table-cell>
          <table:table-cell office:value-type="float" office:value="539.95" calcext:value-type="float">
            <text:p>539.9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85.19" calcext:value-type="float">
            <text:p>-285.19</text:p>
          </table:table-cell>
          <table:table-cell office:value-type="string" calcext:value-type="string">
            <text:p>T-0</text:p>
          </table:table-cell>
          <table:table-cell office:value-type="float" office:value="341.96" calcext:value-type="float">
            <text:p>341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06.69" calcext:value-type="float">
            <text:p>206.69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9 kWh</text:p>
          </table:table-cell>
          <table:table-cell office:value-type="float" office:value="790.18" calcext:value-type="float">
            <text:p>790.18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17.36" calcext:value-type="float">
            <text:p>-417.36</text:p>
          </table:table-cell>
          <table:table-cell office:value-type="string" calcext:value-type="string">
            <text:p>T-0</text:p>
          </table:table-cell>
          <table:table-cell office:value-type="float" office:value="667.53" calcext:value-type="float">
            <text:p>667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76 kWh</text:p>
          </table:table-cell>
          <table:table-cell office:value-type="float" office:value="351.43" calcext:value-type="float">
            <text:p>351.43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85.62" calcext:value-type="float">
            <text:p>-185.62</text:p>
          </table:table-cell>
          <table:table-cell office:value-type="string" calcext:value-type="string">
            <text:p>T-0</text:p>
          </table:table-cell>
          <table:table-cell office:value-type="float" office:value="205.36" calcext:value-type="float">
            <text:p>205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204.54" calcext:value-type="float">
            <text:p>204.5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60 kWh</text:p>
          </table:table-cell>
          <table:table-cell office:value-type="float" office:value="258.13" calcext:value-type="float">
            <text:p>258.1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36.34" calcext:value-type="float">
            <text:p>-136.34</text:p>
          </table:table-cell>
          <table:table-cell office:value-type="string" calcext:value-type="string">
            <text:p>T-0</text:p>
          </table:table-cell>
          <table:table-cell office:value-type="float" office:value="365.28" calcext:value-type="float">
            <text:p>365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22 kWh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-2.78" calcext:value-type="float">
            <text:p>-2.78</text:p>
          </table:table-cell>
          <table:table-cell office:value-type="float" office:value="-8.61" calcext:value-type="float">
            <text:p>-8.61</text:p>
          </table:table-cell>
          <table:table-cell office:value-type="float" office:value="-29.44" calcext:value-type="float">
            <text:p>-29.44</text:p>
          </table:table-cell>
          <table:table-cell office:value-type="string" calcext:value-type="string">
            <text:p>T-0</text:p>
          </table:table-cell>
          <table:table-cell office:value-type="float" office:value="58.14" calcext:value-type="float">
            <text:p>58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10 kWh</text:p>
          </table:table-cell>
          <table:table-cell office:value-type="float" office:value="559.08" calcext:value-type="float">
            <text:p>559.0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95.29" calcext:value-type="float">
            <text:p>-295.29</text:p>
          </table:table-cell>
          <table:table-cell office:value-type="string" calcext:value-type="string">
            <text:p>T-0</text:p>
          </table:table-cell>
          <table:table-cell office:value-type="float" office:value="349.36" calcext:value-type="float">
            <text:p>349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8.04" calcext:value-type="float">
            <text:p>18.04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2 kWh</text:p>
          </table:table-cell>
          <table:table-cell office:value-type="float" office:value="2048.77" calcext:value-type="float">
            <text:p>2048.77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43.41" calcext:value-type="float">
            <text:p>143.41</text:p>
          </table:table-cell>
          <table:table-cell office:value-type="float" office:value="22.11" calcext:value-type="float">
            <text:p>22.1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94.6" calcext:value-type="float">
            <text:p>2394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.53" calcext:value-type="float">
            <text:p>196.53</text:p>
          </table:table-cell>
          <table:table-cell/>
          <table:table-cell office:value-type="float" office:value="161.87" calcext:value-type="float">
            <text:p>161.87</text:p>
          </table:table-cell>
          <table:table-cell office:value-type="string" calcext:value-type="string">
            <text:p>641 kWh</text:p>
          </table:table-cell>
          <table:table-cell office:value-type="float" office:value="4788.64" calcext:value-type="float">
            <text:p>4788.64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335.2" calcext:value-type="float">
            <text:p>335.2</text:p>
          </table:table-cell>
          <table:table-cell office:value-type="float" office:value="51.47" calcext:value-type="float">
            <text:p>51.4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5533.71" calcext:value-type="float">
            <text:p>5533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.72" calcext:value-type="float">
            <text:p>195.72</text:p>
          </table:table-cell>
          <table:table-cell office:value-type="float" office:value="15.56" calcext:value-type="float">
            <text:p>15.56</text:p>
          </table:table-cell>
          <table:table-cell office:value-type="float" office:value="161.2" calcext:value-type="float">
            <text:p>161.2</text:p>
          </table:table-cell>
          <table:table-cell office:value-type="string" calcext:value-type="string">
            <text:p>623 kWh</text:p>
          </table:table-cell>
          <table:table-cell office:value-type="float" office:value="4572.61" calcext:value-type="float">
            <text:p>4572.6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320.08" calcext:value-type="float">
            <text:p>320.08</text:p>
          </table:table-cell>
          <table:table-cell office:value-type="float" office:value="49.3" calcext:value-type="float">
            <text:p>49.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5314.47" calcext:value-type="float">
            <text:p>5314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4.94" calcext:value-type="float">
            <text:p>194.94</text:p>
          </table:table-cell>
          <table:table-cell/>
          <table:table-cell office:value-type="float" office:value="160.55" calcext:value-type="float">
            <text:p>160.55</text:p>
          </table:table-cell>
          <table:table-cell office:value-type="string" calcext:value-type="string">
            <text:p>580 kWh</text:p>
          </table:table-cell>
          <table:table-cell office:value-type="float" office:value="4087.17" calcext:value-type="float">
            <text:p>4087.17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286.1" calcext:value-type="float">
            <text:p>286.1</text:p>
          </table:table-cell>
          <table:table-cell office:value-type="float" office:value="44.43" calcext:value-type="float">
            <text:p>44.4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4773.19" calcext:value-type="float">
            <text:p>477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11:11.772000000</meta:creation-date>
    <dc:date>2018-03-26T17:14:44.798000000</dc:date>
    <meta:editing-duration>PT3M33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